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355cm" draw:marker-end-width="0.35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24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03cm"/>
    </style:style>
    <style:style style:name="gr4" style:family="graphic" style:parent-style-name="standard">
      <style:graphic-properties svg:stroke-width="0.05cm" svg:stroke-color="#000000" draw:marker-start-width="0.355cm" draw:marker-end-width="0.35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1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07cm"/>
    </style:style>
    <style:style style:name="gr7" style:family="graphic" style:parent-style-name="standard">
      <style:graphic-properties draw:stroke="solid" svg:stroke-width="0.05cm" svg:stroke-color="#c5000b" draw:marker-start-width="0.355cm" draw:marker-end-width="0.355cm" draw:fill="none" draw:fill-color="#ffffff" draw:textarea-horizontal-align="left" draw:auto-grow-height="true" draw:auto-grow-width="false" fo:min-height="1.212cm" fo:min-width="0cm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48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7.4cm" svg:height="7.9cm" svg:x="0.1cm" svg:y="0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5.747cm" svg:height="1.673cm" svg:x="0.8cm" svg:y="0.7cm">
          <draw:text-box>
            <text:p text:style-name="P2">Pilha de Execução</text:p>
            <text:p text:style-name="P2">(ou Stack)</text:p>
          </draw:text-box>
        </draw:frame>
        <draw:frame draw:style-name="gr3" draw:text-style-name="P4" draw:layer="layout" svg:width="2.403cm" svg:height="0.962cm" svg:x="0.3cm" svg:y="3.4cm">
          <draw:text-box>
            <text:p>conta1</text:p>
          </draw:text-box>
        </draw:frame>
        <draw:custom-shape draw:style-name="gr4" draw:text-style-name="P1" draw:layer="layout" svg:width="2cm" svg:height="1.1cm" svg:x="4.4cm" svg:y="3.3cm">
          <text:p text:style-name="P2">@15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4cm" svg:height="10.4cm" svg:x="8.7cm" svg:y="0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3" draw:layer="layout" svg:width="2.013cm" svg:height="0.962cm" svg:x="11.2cm" svg:y="0.1cm">
          <draw:text-box>
            <text:p text:style-name="P2">Heap</text:p>
          </draw:text-box>
        </draw:frame>
        <draw:frame draw:style-name="gr6" draw:text-style-name="P4" draw:layer="layout" svg:width="3.707cm" svg:height="0.962cm" svg:x="8.826cm" svg:y="2.2cm">
          <draw:text-box>
            <text:p>totalContas</text:p>
          </draw:text-box>
        </draw:frame>
        <draw:custom-shape draw:style-name="gr4" draw:text-style-name="P1" draw:layer="layout" svg:width="2.6cm" svg:height="1.1cm" svg:x="12.626cm" svg:y="2.1cm">
          <text:p text:style-name="P2">1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.403cm" svg:height="0.962cm" svg:x="0.301cm" svg:y="5.7cm">
          <draw:text-box>
            <text:p>conta2</text:p>
          </draw:text-box>
        </draw:frame>
        <draw:custom-shape draw:style-name="gr4" draw:text-style-name="P1" draw:layer="layout" svg:width="2cm" svg:height="1.1cm" svg:x="4.4cm" svg:y="5.6cm">
          <text:p text:style-name="P2">@16</text:p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5.445cm" svg:height="1.512cm" svg:x="9.9cm" svg:y="4.5cm">
          <draw:text-box>
            <text:p>… <text:s text:c="16"/>…</text:p>
          </draw:text-box>
        </draw:frame>
        <draw:frame draw:style-name="gr7" draw:text-style-name="P4" draw:layer="layout" svg:width="5.445cm" svg:height="1.512cm" svg:x="9.901cm" svg:y="7.3cm">
          <draw:text-box>
            <text:p>… <text:s text:c="16"/>…</text:p>
          </draw:text-box>
        </draw:frame>
        <draw:frame draw:style-name="gr8" draw:text-style-name="P4" draw:layer="layout" svg:width="1.848cm" svg:height="0.962cm" svg:x="9.9cm" svg:y="3.5cm">
          <draw:text-box>
            <text:p>@15</text:p>
          </draw:text-box>
        </draw:frame>
        <draw:frame draw:style-name="gr8" draw:text-style-name="P4" draw:layer="layout" svg:width="1.848cm" svg:height="0.962cm" svg:x="9.9cm" svg:y="6.3cm">
          <draw:text-box>
            <text:p>@16</text:p>
          </draw:text-box>
        </draw:frame>
        <draw:line draw:style-name="gr9" draw:text-style-name="P1" draw:layer="layout" svg:x1="6.6cm" svg:y1="3.9cm" svg:x2="9.6cm" svg:y2="4.7cm">
          <text:p/>
        </draw:line>
        <draw:line draw:style-name="gr9" draw:text-style-name="P1" draw:layer="layout" svg:x1="6.6cm" svg:y1="6.7cm" svg:x2="9.6cm" svg:y2="7.516cm">
          <text:p/>
        </draw:line>
        <draw:frame draw:style-name="gr8" draw:text-style-name="P4" draw:layer="layout" svg:width="1.848cm" svg:height="0.962cm" svg:x="13.1cm" svg:y="1.2cm">
          <draw:text-box>
            <text:p>@14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6.5cm" fo:page-height="1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21T14:02:02.238905392</meta:creation-date>
    <dc:date>2024-04-15T17:54:22.248993516</dc:date>
    <meta:editing-duration>PT23M57S</meta:editing-duration>
    <meta:editing-cycles>5</meta:editing-cycles>
    <meta:generator>LibreOffice/6.0.7.3$Linux_X86_64 LibreOffice_project/00m0$Build-3</meta:generator>
    <meta:document-statistic meta:object-count="17"/>
  </office:meta>
</office:document-meta>
</file>